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paragraph-properties fo:margin-top="0.139in" fo:margin-bottom="0.1965in" style:contextual-spacing="false"/>
    </style:style>
    <style:style style:name="P2" style:family="paragraph" style:parent-style-name="Heading_20_3">
      <style:paragraph-properties fo:margin-top="0.139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📁 Individual File Descriptions – <text:span text:style-name="Emphasis">RFID-Attendance-System</text:span></text:h>
      <text:h text:style-name="P2" text:outline-level="3"><text:span text:style-name="Source_20_Text">header.h</text:span> – <text:span text:style-name="Strong_20_Emphasis">Header File</text:span></text:h>
      <text:list text:style-name="L1">
        <text:list-item>
          <text:p text:style-name="P3">Contains all <text:span text:style-name="Strong_20_Emphasis">structure definitions</text:span>, macros, global variables, and function declarations.</text:p>
        </text:list-item>
        <text:list-item>
          <text:p text:style-name="P3">Shared across all <text:span text:style-name="Source_20_Text">.c</text:span> files for code modularity.</text:p>
        </text:list-item>
        <text:list-item>
          <text:p text:style-name="P3">Includes:</text:p>
          <text:list>
            <text:list-item>
              <text:p text:style-name="P3"><text:span text:style-name="Source_20_Text">struct U</text:span> for user info (ID, name, IN, OUT, working hours, etc.)</text:p>
            </text:list-item>
            <text:list-item>
              <text:p text:style-name="P3"><text:span text:style-name="Source_20_Text">struct Record</text:span> for CSV attendance records</text:p>
            </text:list-item>
            <text:list-item>
              <text:p text:style-name="P3">Global pointers and variables like <text:span text:style-name="Source_20_Text">head2</text:span>, <text:span text:style-name="Source_20_Text">Rcount</text:span>, <text:span text:style-name="Source_20_Text">records</text:span>, etc.</text:p>
            </text:list-item>
          </text:list>
        </text:list-item>
      </text:list>
      <text:p text:style-name="Horizontal_20_Line"/>
      <text:h text:style-name="P2" text:outline-level="3"><text:span text:style-name="Source_20_Text">sync.c</text:span> – <text:span text:style-name="Strong_20_Emphasis">Database &amp; CSV Loader</text:span></text:h>
      <text:list text:style-name="L2">
        <text:list-item>
          <text:p text:style-name="P4"><text:span text:style-name="Source_20_Text">Sync()</text:span> reads from <text:span text:style-name="Source_20_Text">database.txt</text:span> and loads users into a linked list in memory.</text:p>
        </text:list-item>
        <text:list-item>
          <text:p text:style-name="P4"><text:span text:style-name="Source_20_Text">sync()</text:span> reads from <text:span text:style-name="Source_20_Text">attendance.csv</text:span> and stores records into an array.</text:p>
        </text:list-item>
        <text:list-item>
          <text:p text:style-name="P4">Called at program start to <text:span text:style-name="Strong_20_Emphasis">restore the state</text:span> from previous session.</text:p>
        </text:list-item>
      </text:list>
      <text:p text:style-name="Horizontal_20_Line"/>
      <text:h text:style-name="P2" text:outline-level="3"><text:span text:style-name="Source_20_Text">save.c</text:span> – <text:span text:style-name="Strong_20_Emphasis">File Save Handlers</text:span></text:h>
      <text:list text:style-name="L3">
        <text:list-item>
          <text:p text:style-name="P5"><text:span text:style-name="Source_20_Text">save()</text:span> writes all user data (<text:span text:style-name="Source_20_Text">U_ID</text:span>, <text:span text:style-name="Source_20_Text">Name</text:span>, <text:span text:style-name="Source_20_Text">IN</text:span>, <text:span text:style-name="Source_20_Text">OUT</text:span>, <text:span text:style-name="Source_20_Text">Working Hours</text:span>) from linked list to <text:span text:style-name="Source_20_Text">database.txt</text:span>.</text:p>
        </text:list-item>
        <text:list-item>
          <text:p text:style-name="P5"><text:span text:style-name="Source_20_Text">savecsv()</text:span> writes all daily attendance (IN/OUT/Working Hours) into <text:span text:style-name="Source_20_Text">attendance.csv</text:span>.</text:p>
        </text:list-item>
        <text:list-item>
          <text:p text:style-name="P5">Used during normal execution and on <text:span text:style-name="Source_20_Text">SIGINT</text:span> signal to persist data safely.</text:p>
        </text:list-item>
      </text:list>
      <text:p text:style-name="Horizontal_20_Line"/>
      <text:h text:style-name="P2" text:outline-level="3"><text:span text:style-name="Source_20_Text">admin_fun.c</text:span> – <text:span text:style-name="Strong_20_Emphasis">Admin Functions</text:span></text:h>
      <text:list text:style-name="L4">
        <text:list-item>
          <text:p text:style-name="P6">Implements the <text:span text:style-name="Strong_20_Emphasis">admin control panel</text:span>:</text:p>
          <text:list>
            <text:list-item>
              <text:p text:style-name="P6"><text:span text:style-name="Source_20_Text">Add_user()</text:span> – Adds a new user after checking for duplicates</text:p>
            </text:list-item>
            <text:list-item>
              <text:p text:style-name="P6"><text:span text:style-name="Source_20_Text">Delete_user()</text:span> – Deletes a user from both list and record array</text:p>
            </text:list-item>
            <text:list-item>
              <text:p text:style-name="P6"><text:span text:style-name="Source_20_Text">Edit_user()</text:span> – Edits the name of a user based on ID</text:p>
            </text:list-item>
            <text:list-item>
              <text:p text:style-name="P6"><text:span text:style-name="Source_20_Text">Print_user()</text:span> – Displays all user data</text:p>
            </text:list-item>
            <text:list-item>
              <text:p text:style-name="P6"><text:span text:style-name="Source_20_Text">a_menu()</text:span> – Admin menu to navigate options</text:p>
            </text:list-item>
          </text:list>
        </text:list-item>
        <text:list-item>
          <text:p text:style-name="P6"><text:soft-page-break/>Validates against admin ID and prevents critical errors.</text:p>
        </text:list-item>
      </text:list>
      <text:p text:style-name="Horizontal_20_Line"/>
      <text:h text:style-name="P2" text:outline-level="3"><text:span text:style-name="Source_20_Text">my_AtoF.c</text:span> – <text:span text:style-name="Strong_20_Emphasis">Custom ASCII to Float Converter</text:span></text:h>
      <text:list text:style-name="L5">
        <text:list-item>
          <text:p text:style-name="P7">Implements <text:span text:style-name="Source_20_Text">ATOF(char *str)</text:span> – converts time strings like <text:span text:style-name="Source_20_Text">"09:30"</text:span> to float <text:span text:style-name="Source_20_Text">9.30</text:span>.</text:p>
        </text:list-item>
        <text:list-item>
          <text:p text:style-name="P7">Used while parsing system time received from RTC or UART.</text:p>
        </text:list-item>
      </text:list>
      <text:p text:style-name="Horizontal_20_Line"/>
      <text:h text:style-name="P2" text:outline-level="3"><text:span text:style-name="Source_20_Text">in_out_time.c</text:span> – <text:span text:style-name="Strong_20_Emphasis">Attendance Logic</text:span></text:h>
      <text:list text:style-name="L6">
        <text:list-item>
          <text:p text:style-name="P8"><text:span text:style-name="Source_20_Text">in_time()</text:span> – Gets current time, converts to float, and stores as IN time.</text:p>
        </text:list-item>
        <text:list-item>
          <text:p text:style-name="P8"><text:span text:style-name="Source_20_Text">out_time()</text:span> – Gets time and calculates working hours as <text:span text:style-name="Source_20_Text">OUT - IN</text:span>.</text:p>
        </text:list-item>
        <text:list-item>
          <text:p text:style-name="P8"><text:span text:style-name="Source_20_Text">update_status()</text:span> – Updates the working hours and times in memory for specific user ID.</text:p>
        </text:list-item>
        <text:list-item>
          <text:p text:style-name="P8">Prevents OUT without IN to ensure consistency.</text:p>
        </text:list-item>
      </text:list>
      <text:p text:style-name="Horizontal_20_Line"/>
      <text:h text:style-name="P2" text:outline-level="3"><text:span text:style-name="Source_20_Text">project_main.c</text:span> – <text:span text:style-name="Strong_20_Emphasis">Main Loop &amp; UART Logic</text:span></text:h>
      <text:list text:style-name="L7">
        <text:list-item>
          <text:p text:style-name="P9">Handles UART data reception from LPC2148 (RFID reader):</text:p>
          <text:list>
            <text:list-item>
              <text:p text:style-name="P9">Reads string format: <text:span text:style-name="Source_20_Text">RFID,Date$</text:span></text:p>
            </text:list-item>
            <text:list-item>
              <text:p text:style-name="P9">Parses and validates ID</text:p>
            </text:list-item>
          </text:list>
        </text:list-item>
        <text:list-item>
          <text:p text:style-name="P9">Calls <text:span text:style-name="Source_20_Text">in_time()</text:span> or <text:span text:style-name="Source_20_Text">out_time()</text:span> based on status</text:p>
        </text:list-item>
        <text:list-item>
          <text:p text:style-name="P9">Sends response to microcontroller:</text:p>
          <text:list>
            <text:list-item>
              <text:p text:style-name="P9"><text:span text:style-name="Source_20_Text">'W'</text:span> for welcome/valid</text:p>
            </text:list-item>
            <text:list-item>
              <text:p text:style-name="P9"><text:span text:style-name="Source_20_Text">'I'</text:span> for invalid</text:p>
            </text:list-item>
          </text:list>
        </text:list-item>
        <text:list-item>
          <text:p text:style-name="P9">Handles admin ID separately to enter menu</text:p>
        </text:list-item>
        <text:list-item>
          <text:p text:style-name="P9">Includes signal handler via <text:span text:style-name="Source_20_Text">isr()</text:span> for graceful shutdown.</text:p>
        </text:list-item>
      </text:list>
      <text:p text:style-name="Horizontal_20_Line"/>
      <text:h text:style-name="P2" text:outline-level="3"><text:span text:style-name="Source_20_Text">database.txt</text:span> – <text:span text:style-name="Strong_20_Emphasis">User Database File</text:span></text:h>
      <text:list text:style-name="L8">
        <text:list-item>
          <text:p text:style-name="P10">Stores registered user data:<text:line-break/>Format: <text:span text:style-name="Source_20_Text">ID Status Name IN OUT Working_Hours</text:span></text:p>
        </text:list-item>
        <text:list-item>
          <text:p text:style-name="P10">Loaded at program start and saved at exit.</text:p>
        </text:list-item>
      </text:list>
      <text:p text:style-name="Horizontal_20_Line"/>
      <text:h text:style-name="P2" text:outline-level="3"><text:soft-page-break/><text:span text:style-name="Source_20_Text">attendance.csv</text:span> – <text:span text:style-name="Strong_20_Emphasis">Attendance Log File</text:span></text:h>
      <text:list text:style-name="L9">
        <text:list-item>
          <text:p text:style-name="P11">Logs daily IN/OUT time and working hours per user.</text:p>
        </text:list-item>
        <text:list-item>
          <text:p text:style-name="P11">Format:<text:line-break/><text:span text:style-name="Source_20_Text">ID,Name,Date,Working_hour,IN,OUT</text:span></text:p>
        </text:list-item>
        <text:list-item>
          <text:p text:style-name="P11">Overwritten daily and synced from memory.</text:p>
        </text:list-item>
      </text:list>
      <text:p text:style-name="Horizontal_20_Line"/>
      <text:h text:style-name="P2" text:outline-level="3"><text:span text:style-name="Source_20_Text">Makefile</text:span> – <text:span text:style-name="Strong_20_Emphasis">Build Automation File</text:span></text:h>
      <text:list text:style-name="L10">
        <text:list-item>
          <text:p text:style-name="P12">Compiles all <text:span text:style-name="Source_20_Text">.c</text:span> files into a single executable (<text:span text:style-name="Source_20_Text">a.out</text:span>)</text:p>
        </text:list-item>
        <text:list-item>
          <text:p text:style-name="P12">Supports multi-file compilation using GCC</text:p>
        </text:list-item>
        <text:list-item>
          <text:p text:style-name="P12">Easy to use: Just run <text:span text:style-name="Source_20_Text">make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8-05T20:12:39.545168099</dc:date>
    <meta:editing-duration>PT30S</meta:editing-duration>
    <meta:generator>LibreOffice/24.2.1.2$Linux_X86_64 LibreOffice_project/420$Build-2</meta:generator>
    <meta:document-statistic meta:table-count="0" meta:image-count="0" meta:object-count="0" meta:page-count="3" meta:paragraph-count="53" meta:word-count="427" meta:character-count="2619" meta:non-whitespace-character-count="2267"/>
    <meta:user-defined meta:name="AppVersion">14.0000</meta:user-defined>
    <meta:template xlink:type="simple" xlink:actuate="onRequest" xlink:title="Normal.dotm" xlink:href=""/>
  </office:meta>
</office:document-meta>
</file>